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SAMUEL 20-21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TROUBLEMAKING OF SHEBA (20:1-22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TROUBLEMAKING OF SHEBA (20:1-22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Sheba's uprising (20:1-13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Sheba's uprising (20:1-13)<text:s text:c="1"/></text:span><text:span text:style-name="a452" text:class-names=""/></text:p>
          </draw:text-box>
          <svg:title/>
          <svg:desc/>
        </draw:frame>
        <draw:frame draw:id="id88" presentation:style-name="a467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Sheba's conspiracy (20:1-2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David's concern (20:3-7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Joab's cruelty (20:8-13):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</draw:page>
      <draw:page draw:name="Slide4" draw:style-name="a468" draw:master-page-name="Master1-Layout12-tx-Title-and-Text" presentation:presentation-page-layout-name="Master1-PPL12" draw:id="Slide-259">
        <draw:frame draw:id="id89" presentation:style-name="a472" draw:name="Title 1" svg:x="1.38in" svg:y="0.4in" svg:width="10.6in" svg:height="1.44965in" presentation:class="title" presentation:placeholder="false">
          <draw:text-box>
            <text:p text:style-name="a471" text:class-names="" text:cond-style-name=""><text:span text:style-name="a469" text:class-names="">THE TROUBLEMAKING OF SHEBA (20:1-22)<text:s text:c="1"/></text:span><text:span text:style-name="a470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73" text:class-names=""><text:s text:c="1"/>Sheba's uprising (20:1-13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Sheba's undoing (20:14-22)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Sheba's undoing (20:14-22)<text:s text:c="1"/></text:span><text:span text:style-name="a485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The war against Abel (20:14-15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he wise woman of Abel (20:16-22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THE TROUBLEMAKING OF SHEBA (20:1-22)<text:s text:c="1"/></text:span><text:span text:style-name="a500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Sheba's uprising (20:1-13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Sheba's undoing (20:14-22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2 SAMUEL 20-21</text:span><text:span text:style-name="a515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THE TROUBLEMAKING OF SHEBA (20:1-22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THE TALLY OF LEADERS (20:23-26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THE TRANSGRESSION OF SAUL (21:1-14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THE TRANSGRESSION OF SAUL (21:1-14)<text:s text:c="1"/></text:span><text:span text:style-name="a533" text:class-names=""/></text:p>
          </draw:text-box>
          <svg:title/>
          <svg:desc/>
        </draw:frame>
        <draw:frame draw:id="id98" presentation:style-name="a545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The problem (21:1-2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plan (21:3-9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9" draw:style-name="a546" draw:master-page-name="Master1-Layout12-tx-Title-and-Text" presentation:presentation-page-layout-name="Master1-PPL12" draw:id="Slide-264">
        <draw:frame draw:id="id99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<text:s text:c="1"/>The plan (21:3-9)<text:s text:c="1"/></text:span><text:span text:style-name="a548" text:class-names=""/></text:p>
          </draw:text-box>
          <svg:title/>
          <svg:desc/>
        </draw:frame>
        <draw:frame draw:id="id100" presentation:style-name="a560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<text:s text:c="1"/>David's meeting (21:3-6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David's mercy (21:7-9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10" draw:style-name="a561" draw:master-page-name="Master1-Layout12-tx-Title-and-Text" presentation:presentation-page-layout-name="Master1-PPL12" draw:id="Slide-265">
        <draw:frame draw:id="id101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THE TRANSGRESSION OF SAUL (21:1-14)<text:s text:c="1"/></text:span><text:span text:style-name="a563" text:class-names=""/></text:p>
          </draw:text-box>
          <svg:title/>
          <svg:desc/>
        </draw:frame>
        <draw:frame draw:id="id102" presentation:style-name="a578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<text:s text:c="1"/>The problem (21:1-2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The plan (21:3-9)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The protective mother (21:10-14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/></text:p>
              </text:list-item>
            </text:list>
          </draw:text-box>
          <svg:title/>
          <svg:desc/>
        </draw:frame>
      </draw:page>
      <draw:page draw:name="Slide11" draw:style-name="a579" draw:master-page-name="Master1-Layout12-tx-Title-and-Text" presentation:presentation-page-layout-name="Master1-PPL12" draw:id="Slide-266">
        <draw:frame draw:id="id103" presentation:style-name="a583" draw:name="Title 1" svg:x="1.38in" svg:y="0.4in" svg:width="10.6in" svg:height="1.44965in" presentation:class="title" presentation:placeholder="false">
          <draw:text-box>
            <text:p text:style-name="a582" text:class-names="" text:cond-style-name=""><text:span text:style-name="a580" text:class-names="">2 SAMUEL 20-21</text:span><text:span text:style-name="a581" text:class-names=""/></text:p>
          </draw:text-box>
          <svg:title/>
          <svg:desc/>
        </draw:frame>
        <draw:frame draw:id="id104" presentation:style-name="a599" draw:name="Text Placeholder 2" svg:x="1.38in" svg:y="2in" svg:width="9.4in" svg:height="4.75868in" presentation:class="outline" presentation:placeholder="false">
          <draw:text-box>
            <text:list text:style-name="a586">
              <text:list-item>
                <text:p text:style-name="a585" text:class-names="" text:cond-style-name=""><text:span text:style-name="a584" text:class-names="">THE TROUBLEMAKING OF SHEBA (20:1-22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THE TALLY OF LEADERS (20:23-26):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THE TRANSGRESSION OF SAUL (21:1-14)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THE TRIUMPHS OF THE FOUR (21:15-22):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SAMUEL 20-21</dc:title>
    <meta:initial-creator>David STRICKLAND</meta:initial-creator>
    <dc:creator>David STRICKLAND</dc:creator>
    <meta:creation-date>2020-02-22T17:29:20Z</meta:creation-date>
    <dc:date>2020-02-22T17:29:20Z</dc:date>
    <meta:template xlink:href="BibleStudy" xlink:type="simple"/>
    <meta:editing-cycles>1</meta:editing-cycles>
    <meta:editing-duration>PT0S</meta:editing-duration>
    <meta:document-statistic meta:paragraph-count="36" meta:word-count="227"/>
  </office:meta>
</office:document-meta>
</file>